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a391" officeooo:paragraph-rsid="0011a391"/>
    </style:style>
    <style:style style:name="P2" style:family="paragraph" style:parent-style-name="Standard">
      <style:paragraph-properties fo:text-align="start" style:justify-single-word="false"/>
      <style:text-properties officeooo:rsid="0011a391" officeooo:paragraph-rsid="0011a391"/>
    </style:style>
    <style:style style:name="P3" style:family="paragraph" style:parent-style-name="Standard">
      <style:paragraph-properties fo:text-align="start" style:justify-single-word="false"/>
      <style:text-properties officeooo:rsid="0011a391" officeooo:paragraph-rsid="0012e0cb"/>
    </style:style>
    <style:style style:name="P4" style:family="paragraph" style:parent-style-name="Standard">
      <style:paragraph-properties fo:text-align="start" style:justify-single-word="false"/>
      <style:text-properties officeooo:rsid="0012e0cb" officeooo:paragraph-rsid="0012e0cb"/>
    </style:style>
    <style:style style:name="P5" style:family="paragraph" style:parent-style-name="Standard">
      <style:paragraph-properties fo:text-align="start" style:justify-single-word="false"/>
      <style:text-properties officeooo:rsid="00146c62" officeooo:paragraph-rsid="00146c62"/>
    </style:style>
    <style:style style:name="T1" style:family="text">
      <style:text-properties officeooo:rsid="0012e0cb"/>
    </style:style>
    <style:style style:name="T2" style:family="text">
      <style:text-properties officeooo:rsid="001315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sentation l’Atelier</text:p>
      <text:p text:style-name="P1"/>
      <text:p text:style-name="P2"/>
      <text:p text:style-name="P2">L’application que j’ai développé lors de mon stage est un site vitrine pour un barbier/<text:span text:style-name="T2">coiffeur</text:span>.</text:p>
      <text:p text:style-name="P2"/>
      <text:p text:style-name="P5"><text:s/></text:p>
      <text:p text:style-name="P5"/>
      <text:p text:style-name="P3">Étant quelque peu étranger des salons coiffure, je <text:span text:style-name="T1">effectué des recherches </text:span><text:span text:style-name="T2">pour</text:span><text:span text:style-name="T1"> voir comment son fait les sites de coiffeurs </text:span><text:span text:style-name="T2">et quel ressentie ont éprouve sur ses sites.</text:span></text:p>
      <text:p text:style-name="P3"/>
      <text:p text:style-name="P3"><text:span text:style-name="T1">Je me suis vite rendu compte que les codes des coiffeurs/barbier</text:span> <text:span text:style-name="T1">son assez différents des salons traditionnels.</text:span></text:p>
      <text:p text:style-name="P2"/>
      <text:p text:style-name="P2"/>
      <text:p text:style-name="P4">car la seule chose que je connaissais des coiffeurs c’était leur goût prononcé pour les jeux de mots</text:p>
      <text:p text:style-name="P4">pour les noms des salons.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4T18:47:22.576000000</dc:date>
    <meta:editing-duration>PT28M34S</meta:editing-duration>
    <meta:editing-cycles>1</meta:editing-cycles>
    <meta:document-statistic meta:table-count="0" meta:image-count="0" meta:object-count="0" meta:page-count="1" meta:paragraph-count="7" meta:word-count="85" meta:character-count="524" meta:non-whitespace-character-count="444"/>
    <meta:generator>LibreOffice/7.1.4.2$Windows_X86_64 LibreOffice_project/a529a4fab45b75fefc5b6226684193eb000654f6</meta:generator>
  </office:meta>
</office:document-meta>
</file>